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6688in" style:rel-column-width="15792*"/>
    </style:style>
    <style:style style:name="Table1.B" style:family="table-column">
      <style:table-column-properties style:column-width="5.2563in" style:rel-column-width="4974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unctional Decomposition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Function</text:p>
          </table:table-cell>
          <table:table-cell table:style-name="Table1.B1" office:value-type="string">
            <text:p text:style-name="Table_20_Contents">BUDJIT.COM</text:p>
          </table:table-cell>
        </table:table-row>
        <table:table-row>
          <table:table-cell table:style-name="Table1.A2" office:value-type="string">
            <text:p text:style-name="Table_20_Contents">Descrip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Inpu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XRef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Sourc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Ac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utpu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Destina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equir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re-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Post-Condition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Oth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 Cobb</meta:initial-creator>
    <meta:creation-date>2014-08-06T09:21:53.61</meta:creation-date>
    <dc:date>2014-08-06T13:28:02.14</dc:date>
    <dc:creator>N Cobb</dc:creator>
    <meta:editing-duration>PT3H32M47S</meta:editing-duration>
    <meta:editing-cycles>3</meta:editing-cycles>
    <meta:generator>OpenOffice/4.1.0$Win32 OpenOffice.org_project/410m18$Build-9764</meta:generator>
    <meta:document-statistic meta:table-count="1" meta:image-count="0" meta:object-count="0" meta:page-count="1" meta:paragraph-count="14" meta:word-count="15" meta:character-count="131"/>
  </office:meta>
</office:document-meta>
</file>